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7bc7d" officeooo:paragraph-rsid="0017bc7d"/>
    </style:style>
    <style:style style:name="P2" style:family="paragraph" style:parent-style-name="Standard">
      <style:text-properties fo:language="uk" fo:country="UA" officeooo:rsid="00192591" officeooo:paragraph-rsid="00192591"/>
    </style:style>
    <style:style style:name="T1" style:family="text">
      <style:text-properties fo:language="en" fo:country="US"/>
    </style:style>
    <style:style style:name="T2" style:family="text">
      <style:text-properties officeooo:rsid="00192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 народився у місті Львів,що в Україні у 1978 році.У 1994 році закінчив школу знайкращим результатом і поступив <text:span text:style-name="T2">у львівський національний університет ветеринарії та біотехнологій,який успішно закінчив у1999 році,отримавши диплом з відзнакою.</text:span></text:p>
      <text:p text:style-name="P2">Після того я займався багатьма бізнесами. Нарешті восени 2017 року я почав відвідувати <text:span text:style-name="T1">html,css,javascript </text:span>основи курси.я надіюсь стати розробником.цей сайт -мої перші кроки в цьому напрям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0:47:13.625000000</meta:creation-date>
    <dc:date>2017-11-05T11:05:42.620000000</dc:date>
    <meta:editing-duration>PT17H28M59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2" meta:word-count="58" meta:character-count="432" meta:non-whitespace-character-count="376"/>
  </office:meta>
</office:document-meta>
</file>